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ublic class BankAccount{</text:p>
      <text:p text:style-name="Standard"><text:s text:c="4"/>private double Balance;</text:p>
      <text:p text:style-name="Standard"><text:s text:c="4"/>public BankAccount(double Balance){</text:p>
      <text:p text:style-name="Standard"><text:s text:c="8"/>this.Balance=Balance;</text:p>
      <text:p text:style-name="Standard"><text:s text:c="4"/>}</text:p>
      <text:p text:style-name="Standard"><text:s text:c="4"/>void deposit(double amount){</text:p>
      <text:p text:style-name="Standard"><text:s text:c="8"/>balance+=amount;</text:p>
      <text:p text:style-name="Standard"><text:s text:c="8"/></text:p>
      <text:p text:style-name="Standard"><text:s text:c="4"/>}</text:p>
      <text:p text:style-name="Standard"><text:s text:c="4"/>void withdraw(double amount){</text:p>
      <text:p text:style-name="Standard"><text:s text:c="8"/>if(balance&gt;=amount){</text:p>
      <text:p text:style-name="Standard"><text:s text:c="12"/>balance-=amount;</text:p>
      <text:p text:style-name="Standard"><text:s text:c="8"/>}</text:p>
      <text:p text:style-name="Standard"><text:s text:c="8"/>else{</text:p>
      <text:p text:style-name="Standard"><text:s text:c="12"/>System.out.println("insufficient balance");</text:p>
      <text:p text:style-name="Standard"><text:s text:c="8"/>}</text:p>
      <text:p text:style-name="Standard"><text:s text:c="8"/></text:p>
      <text:p text:style-name="Standard"><text:s text:c="4"/>}</text:p>
      <text:p text:style-name="Standard"><text:s text:c="4"/>double getbalance(){</text:p>
      <text:p text:style-name="Standard"><text:s text:c="8"/>return balance;</text:p>
      <text:p text:style-name="Standard"><text:s text:c="4"/>}</text:p>
      <text:p text:style-name="Standard">}</text:p>
      <text:p text:style-name="Standard">class SavingsAccount extends BankAccount{</text:p>
      <text:p text:style-name="Standard"><text:s text:c="4"/>public BankAccount(double Balance){</text:p>
      <text:p text:style-name="Standard"><text:s text:c="8"/>super(balance);</text:p>
      <text:p text:style-name="Standard"><text:s text:c="4"/>}</text:p>
      <text:p text:style-name="Standard"><text:s text:c="4"/>void withdraw(double amount){</text:p>
      <text:p text:style-name="Standard"><text:s text:c="8"/>if(getbalance()-amount&lt;100){</text:p>
      <text:p text:style-name="Standard"><text:s text:c="12"/>System.out.println("minimum baLANCE OF 100 REQUIRED");</text:p>
      <text:p text:style-name="Standard"><text:s text:c="12"/></text:p>
      <text:p text:style-name="Standard"><text:s text:c="8"/>}</text:p>
      <text:p text:style-name="Standard"><text:s text:c="8"/>else{</text:p>
      <text:p text:style-name="Standard"><text:s text:c="12"/>super.withdraw(amount);</text:p>
      <text:p text:style-name="Standard"><text:s text:c="8"/>}</text:p>
      <text:p text:style-name="Standard"><text:s text:c="4"/>}</text:p>
      <text:p text:style-name="Standard">}</text:p>
      <text:p text:style-name="Standard">public class main{</text:p>
      <text:p text:style-name="Standard"><text:s text:c="4"/>public static void main(String[] args){</text:p>
      <text:p text:style-name="Standard"><text:s text:c="8"/>BankAccount b=new BankAccount();</text:p>
      <text:p text:style-name="Standard"><text:s text:c="8"/>b.Balance("")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38:56.033651367</meta:creation-date>
    <dc:date>2024-09-19T11:57:37.653594073</dc:date>
    <meta:editing-duration>PT18M41S</meta:editing-duration>
    <meta:editing-cycles>1</meta:editing-cycles>
    <meta:document-statistic meta:table-count="0" meta:image-count="0" meta:object-count="0" meta:page-count="1" meta:paragraph-count="42" meta:word-count="71" meta:character-count="890" meta:non-whitespace-character-count="610"/>
    <meta:generator>LibreOffice/6.4.7.2$Linux_X86_64 LibreOffice_project/40$Build-2</meta:generator>
  </office:meta>
</office:document-meta>
</file>